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4D0000000E2C46D6311DECEEAC.png" manifest:media-type="image/png"/>
  <manifest:file-entry manifest:full-path="Pictures/10002D8B000008450000018D74CEF80AF9C497CE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6.503cm" fo:margin-left="0cm" fo:margin-top="0cm" fo:margin-bottom="0cm" table:align="left"/>
    </style:style>
    <style:style style:name="Tabelle1.A" style:family="table-column">
      <style:table-column-properties style:column-width="3.503cm"/>
    </style:style>
    <style:style style:name="Tabelle1.B" style:family="table-column">
      <style:table-column-properties style:column-width="13cm"/>
    </style:style>
    <style:style style:name="Tabelle1.1" style:family="table-row">
      <style:table-row-properties style:min-row-height="0.002cm" fo:keep-together="auto"/>
    </style:style>
    <style:style style:name="Tabelle1.A1" style:family="table-cell">
      <style:table-cell-properties style:vertical-align="" fo:padding="0.099cm" fo:border="0.5pt solid #000000"/>
    </style:style>
    <style:style style:name="Tabelle1.A2" style:family="table-cell">
      <style:table-cell-properties style:vertical-align="" fo:padding="0.099cm" fo:border-left="0.5pt solid #000000" fo:border-right="0.5pt solid #000000" fo:border-top="none" fo:border-bottom="0.5pt solid #000000"/>
    </style:style>
    <style:style style:name="Tabelle2" style:family="table">
      <style:table-properties style:width="16.51cm" fo:margin-left="0cm" fo:margin-top="0cm" fo:margin-bottom="0cm" table:align="left"/>
    </style:style>
    <style:style style:name="Tabelle2.A" style:family="table-column">
      <style:table-column-properties style:column-width="3.503cm"/>
    </style:style>
    <style:style style:name="Tabelle2.B" style:family="table-column">
      <style:table-column-properties style:column-width="13.007cm"/>
    </style:style>
    <style:style style:name="Tabelle2.1" style:family="table-row">
      <style:table-row-properties style:min-row-height="0.002cm" fo:keep-together="auto"/>
    </style:style>
    <style:style style:name="Tabelle2.A1" style:family="table-cell">
      <style:table-cell-properties style:vertical-align="" fo:padding="0.099cm" fo:border="0.5pt solid #000000"/>
    </style:style>
    <style:style style:name="Tabelle2.A2" style:family="table-cell">
      <style:table-cell-properties style:vertical-align="" fo:padding="0.099cm" fo:border-left="0.5pt solid #000000" fo:border-right="0.5pt solid #000000" fo:border-top="none" fo:border-bottom="0.5pt solid #000000"/>
    </style:style>
    <style:style style:name="Tabelle2.6" style:family="table-row">
      <style:table-row-properties style:min-row-height="0.407cm" fo:keep-together="auto"/>
    </style:style>
    <style:style style:name="Tabelle2.7" style:family="table-row">
      <style:table-row-properties style:min-row-height="3.738cm" fo:keep-together="auto"/>
    </style:style>
    <style:style style:name="P1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4pt" fo:font-weight="bold" fo:background-color="transparent" style:font-name-asian="Noto Sans3" style:font-size-asian="14pt" style:language-asian="zh" style:country-asian="CN" style:font-weight-asian="bold" style:font-name-complex="Noto Sans3" style:font-size-complex="14pt" style:font-weight-complex="bold"/>
    </style:style>
    <style:style style:name="P2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4pt" fo:font-weight="bold" officeooo:rsid="003da622" officeooo:paragraph-rsid="003da622" fo:background-color="transparent" style:font-name-asian="Noto Sans3" style:font-size-asian="14pt" style:language-asian="zh" style:country-asian="CN" style:font-weight-asian="bold" style:font-name-complex="Noto Sans3" style:font-size-complex="14pt" style:font-weight-complex="bold"/>
    </style:style>
    <style:style style:name="P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40015c" officeooo:paragraph-rsid="0040015c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5d20e9" officeooo:paragraph-rsid="005d20e9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officeooo:rsid="005d20e9" officeooo:paragraph-rsid="00490353" fo:background-color="transparent" style:font-name-asian="Noto Sans3" style:font-size-asian="14pt" style:language-asian="zh" style:country-asian="CN" style:font-name-complex="Noto Sans3" style:font-size-complex="14pt" style:font-weight-complex="bold"/>
    </style:style>
    <style:style style:name="P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fo:font-weight="normal" officeooo:rsid="005d20e9" officeooo:paragraph-rsid="005d20e9" fo:background-color="transparent" style:font-name-asian="Noto Sans3" style:font-size-asian="14pt" style:language-asian="zh" style:country-asian="CN" style:font-weight-asian="normal" style:font-name-complex="Noto Sans3" style:font-size-complex="14pt" style:font-weight-complex="normal"/>
    </style:style>
    <style:style style:name="P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style:font-name="Noto Sans" fo:font-size="14pt" fo:font-weight="normal" officeooo:rsid="00502251" officeooo:paragraph-rsid="00426e27" fo:background-color="transparent" style:font-name-asian="Noto Sans3" style:font-size-asian="14pt" style:language-asian="zh" style:country-asian="CN" style:font-weight-asian="normal" style:font-name-complex="Noto Sans3" style:font-size-complex="14pt" style:font-weight-complex="normal"/>
    </style:style>
    <style:style style:name="P8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9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26e27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0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7d22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1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paragraph-rsid="004e451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2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3f4139" officeooo:paragraph-rsid="003f4139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3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436d5d" officeooo:paragraph-rsid="0044c85a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4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fo:font-weight="bold" officeooo:rsid="00436d5d" officeooo:paragraph-rsid="0047d22c" fo:background-color="transparent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P15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officeooo:rsid="00436d5d" officeooo:paragraph-rsid="0050225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16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style:font-name="Noto Sans" fo:font-size="12pt" officeooo:rsid="004ad685" officeooo:paragraph-rsid="0060b00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17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officeooo:paragraph-rsid="0040015c"/>
    </style:style>
    <style:style style:name="P18" style:family="paragraph" style:parent-style-name="Standard">
      <style:paragraph-properties fo:margin-left="0cm" fo:margin-right="0cm" style:line-height-at-least="0cm" fo:text-indent="0cm" style:auto-text-indent="false">
        <style:tab-stops/>
      </style:paragraph-properties>
      <style:text-properties officeooo:paragraph-rsid="0060b002"/>
    </style:style>
    <style:style style:name="P19" style:family="paragraph" style:parent-style-name="Standard">
      <style:paragraph-properties fo:margin-left="0cm" fo:margin-right="0cm" style:line-height-at-least="0cm" fo:text-indent="0cm" style:auto-text-indent="false"/>
      <style:text-properties officeooo:rsid="003e4836"/>
    </style:style>
    <style:style style:name="P20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paragraph-rsid="0040015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normal"/>
    </style:style>
    <style:style style:name="P21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rsid="00436d5d" officeooo:paragraph-rsid="0047d22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normal"/>
    </style:style>
    <style:style style:name="P22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font-weight="normal" officeooo:rsid="00436d5d" officeooo:paragraph-rsid="0047d22c" fo:background-color="transparent" style:font-name-asian="Noto Sans3" style:font-size-asian="12pt" style:language-asian="zh" style:country-asian="CN" style:font-weight-asian="normal" style:font-name-complex="Noto Sans3" style:font-size-complex="12pt" style:font-weight-complex="bold"/>
    </style:style>
    <style:style style:name="P23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4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0d118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5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3f4139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6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26e27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7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5162d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8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7d22c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29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c94a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0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4e451c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1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0d1a1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2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61d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3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8482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4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style:font-name="Noto Sans" fo:font-size="12pt" officeooo:paragraph-rsid="0053e3c6" fo:background-color="transparent" style:font-name-asian="Noto Sans3" style:font-size-asian="12pt" style:language-asian="zh" style:country-asian="CN" style:font-name-complex="Noto Sans3" style:font-size-complex="12pt" style:font-weight-complex="bold"/>
    </style:style>
    <style:style style:name="P35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</style:style>
    <style:style style:name="P36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0d118"/>
    </style:style>
    <style:style style:name="P37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3f4139"/>
    </style:style>
    <style:style style:name="P38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26e27"/>
    </style:style>
    <style:style style:name="P39" style:family="paragraph" style:parent-style-name="Standard">
      <style:paragraph-properties fo:margin-left="0.635cm" fo:margin-right="0cm" style:line-height-at-least="0cm" fo:text-indent="-0.635cm" style:auto-text-indent="false">
        <style:tab-stops/>
      </style:paragraph-properties>
      <style:text-properties officeooo:paragraph-rsid="004e451c"/>
    </style:style>
    <style:style style:name="P40" style:family="paragraph" style:parent-style-name="Title">
      <style:text-properties officeooo:rsid="003bce35" officeooo:paragraph-rsid="003bce35"/>
    </style:style>
    <style:style style:name="T1" style:family="text">
      <style:text-properties officeooo:rsid="000fe6db"/>
    </style:style>
    <style:style style:name="T2" style:family="text">
      <style:text-properties style:font-name="Noto Sans" fo:font-size="10pt" officeooo:rsid="005d20e9"/>
    </style:style>
    <style:style style:name="T3" style:family="text">
      <style:text-properties style:font-name="Noto Sans" fo:font-size="12pt" fo:font-weight="bold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4" style:family="text">
      <style:text-properties style:font-name="Noto Sans" fo:font-size="12pt" fo:font-weight="bold" officeooo:rsid="0059bca9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5" style:family="text">
      <style:text-properties style:font-name="Noto Sans" fo:font-size="12pt" fo:font-weight="bold" officeooo:rsid="0040015c" fo:background-color="transparent" loext:char-shading-value="0" style:font-name-asian="Noto Sans3" style:font-size-asian="12pt" style:language-asian="zh" style:country-asian="CN" style:font-weight-asian="bold" style:font-name-complex="Noto Sans3" style:font-size-complex="12pt" style:font-weight-complex="bold"/>
    </style:style>
    <style:style style:name="T6" style:family="text">
      <style:text-properties style:font-name="Noto Sans" fo:font-size="12pt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7" style:family="text">
      <style:text-properties style:font-name="Noto Sans" fo:font-size="12pt" officeooo:rsid="005ebcde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8" style:family="text">
      <style:text-properties style:font-name="Noto Sans" fo:font-size="12pt" officeooo:rsid="005fad3c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9" style:family="text">
      <style:text-properties style:font-name="Noto Sans" fo:font-size="12pt" officeooo:rsid="0060b002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0" style:family="text">
      <style:text-properties style:font-name="Noto Sans" fo:font-size="12pt" officeooo:rsid="004ad685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1" style:family="text">
      <style:text-properties style:font-name="Noto Sans" fo:font-size="12pt" officeooo:rsid="00659242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2" style:family="text">
      <style:text-properties style:font-name="Noto Sans" fo:font-size="12pt" officeooo:rsid="00668473" fo:background-color="transparent" loext:char-shading-value="0" style:font-name-asian="Noto Sans3" style:font-size-asian="12pt" style:language-asian="zh" style:country-asian="CN" style:font-name-complex="Noto Sans3" style:font-size-complex="12pt" style:font-weight-complex="bold"/>
    </style:style>
    <style:style style:name="T13" style:family="text">
      <style:text-properties officeooo:rsid="005a275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4c85a" style:font-weight-asian="normal" style:font-weight-complex="normal"/>
    </style:style>
    <style:style style:name="T16" style:family="text">
      <style:text-properties fo:font-weight="normal" officeooo:rsid="0047d22c" style:font-weight-asian="normal" style:font-weight-complex="normal"/>
    </style:style>
    <style:style style:name="T17" style:family="text">
      <style:text-properties fo:font-weight="normal" officeooo:rsid="00502251" style:font-weight-asian="normal" style:font-weight-complex="normal"/>
    </style:style>
    <style:style style:name="T18" style:family="text">
      <style:text-properties officeooo:rsid="003f4139"/>
    </style:style>
    <style:style style:name="T19" style:family="text">
      <style:text-properties officeooo:rsid="00426e27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502251" style:font-weight-asian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4ad685" style:font-size-asian="12pt" style:font-size-complex="12pt"/>
    </style:style>
    <style:style style:name="T24" style:family="text">
      <style:text-properties officeooo:rsid="0044c85a"/>
    </style:style>
    <style:style style:name="T25" style:family="text">
      <style:text-properties officeooo:rsid="0047d22c"/>
    </style:style>
    <style:style style:name="T26" style:family="text">
      <style:text-properties officeooo:rsid="004ad685"/>
    </style:style>
    <style:style style:name="T27" style:family="text">
      <style:text-properties officeooo:rsid="004e451c"/>
    </style:style>
    <style:style style:name="T28" style:family="text">
      <style:text-properties officeooo:rsid="004ee668"/>
    </style:style>
    <style:style style:name="T29" style:family="text">
      <style:text-properties officeooo:rsid="005361d2"/>
    </style:style>
    <style:style style:name="T30" style:family="text">
      <style:text-properties officeooo:rsid="00538482"/>
    </style:style>
    <style:style style:name="T31" style:family="text">
      <style:text-properties officeooo:rsid="0061fc6d"/>
    </style:style>
    <style:style style:name="T32" style:family="text">
      <style:text-properties officeooo:rsid="006335f5"/>
    </style:style>
    <style:style style:name="T33" style:family="text">
      <style:text-properties officeooo:rsid="0066847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krocode 1/2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0</text:p>
          </table:table-cell>
          <table:table-cell table:style-name="Tabelle1.A1" office:value-type="string">
            <text:p text:style-name="P17"><text:span text:style-name="T4">HCF</text:span><text:span text:style-name="T3">: </text:span><text:span text:style-name="T5">Beende Programm</text:span></text:p>
            <text:p text:style-name="P20">«<text:span text:style-name="T32">Alle: </text:span>Programm <text:span text:style-name="T31">ist </text:span>beend<text:span text:style-name="T31">et</text:span>»</text:p>
          </table:table-cell>
        </table:table-row>
        <table:table-row table:style-name="Tabelle1.1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14"><text:span text:style-name="T25">INP</text:span>: <text:span text:style-name="T25">Eingabe in</text:span> Akkumulator<text:line-break/><text:span text:style-name="T14">«Benutzer: </text:span><text:span text:style-name="T16">Eingabe</text:span><text:span text:style-name="T14">»</text:span></text:p>
            <text:p text:style-name="P14"><text:span text:style-name="T14">«Rechenwerk: </text:span><text:span text:style-name="T16">Lese</text:span><text:span text:style-name="T14">»</text:span></text:p>
          </table:table-cell>
        </table:table-row>
        <table:table-row table:style-name="Tabelle1.1"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13"><text:span text:style-name="T24">OUT</text:span>: <text:span text:style-name="T24">Ausgabe des</text:span> Akkumulator<text:span text:style-name="T24">s</text:span><text:line-break/><text:span text:style-name="T14">«Rechenwerk: </text:span><text:span text:style-name="T15">Schreibe</text:span><text:span text:style-name="T14">»</text:span><text:span text:style-name="T15"><text:line-break/></text:span><text:span text:style-name="T14">«Benutzer: </text:span><text:span text:style-name="T15">Ausgabe</text:span><text:span text:style-name="T14">»</text:span></text:p>
          </table:table-cell>
        </table:table-row>
        <table:table-row table:style-name="Tabelle1.1">
          <table:table-cell table:style-name="Tabelle1.A2" office:value-type="string">
            <text:p text:style-name="P7">3</text:p>
          </table:table-cell>
          <table:table-cell table:style-name="Tabelle1.A2" office:value-type="string">
            <text:p text:style-name="P15"><text:span text:style-name="T21">RND</text:span><text:span text:style-name="T20">: </text:span><text:span text:style-name="T21">Zufallszahl</text:span><text:span text:style-name="T20"><text:line-break/></text:span><text:span text:style-name="T14">«Rechenwerk: </text:span><text:span text:style-name="T17">Zufall</text:span><text:span text:style-name="T14">»</text:span></text:p>
          </table:table-cell>
        </table:table-row>
        <table:table-row table:style-name="Tabelle1.1">
          <table:table-cell table:style-name="Tabelle1.A2" office:value-type="string">
            <text:p text:style-name="P4">4</text:p>
          </table:table-cell>
          <table:table-cell table:style-name="Tabelle1.A2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4">5</text:p>
          </table:table-cell>
          <table:table-cell table:style-name="Tabelle1.A1" office:value-type="string">
            <text:p text:style-name="P12"/>
          </table:table-cell>
        </table:table-row>
        <table:table-row table:style-name="Tabelle1.1">
          <table:table-cell table:style-name="Tabelle1.A2" office:value-type="string">
            <text:p text:style-name="P4">6</text:p>
          </table:table-cell>
          <table:table-cell table:style-name="Tabelle1.A2" office:value-type="string">
            <text:p text:style-name="P12">LDI: Lade Konstante in Akkumulator</text:p>
            <text:p text:style-name="P32">«Adressierer: <text:span text:style-name="T29">Schreibe</text:span>»</text:p>
            <text:p text:style-name="P31">«Speicherwerk: Schreibe»</text:p>
            <text:p text:style-name="P36"><text:span text:style-name="T6">«Rechenwerk: </text:span><text:span text:style-name="T7">Lese</text:span><text:span text:style-name="T6">»</text:span></text:p>
          </table:table-cell>
        </table:table-row>
        <table:table-row table:style-name="Tabelle1.1">
          <table:table-cell table:style-name="Tabelle1.A1" office:value-type="string">
            <text:p text:style-name="P5">7</text:p>
          </table:table-cell>
          <table:table-cell table:style-name="Tabelle1.A1" office:value-type="string">
            <text:p text:style-name="P9">LD<text:span text:style-name="T18">S</text:span>: Lade Speicherzelle in <text:span text:style-name="T18">Akkumulator</text:span></text:p>
            <text:p text:style-name="P32">«Adressierer: <text:span text:style-name="T29">Schreibe</text:span>»</text:p>
            <text:p text:style-name="P25">«Speicherwerk: Schreibe»</text:p>
            <text:p text:style-name="P33">«Adressierer: <text:span text:style-name="T30">Kopiere</text:span>»</text:p>
            <text:p text:style-name="P25">«Speicherwerk: Schreibe»</text:p>
            <text:p text:style-name="P37"><text:span text:style-name="T6">«Rechenwerk: </text:span><text:span text:style-name="T7">Lese</text:span><text:span text:style-name="T6">»</text:span></text:p>
          </table:table-cell>
        </table:table-row>
        <table:table-row table:style-name="Tabelle1.1">
          <table:table-cell table:style-name="Tabelle1.A1" office:value-type="string">
            <text:p text:style-name="P4">8</text:p>
          </table:table-cell>
          <table:table-cell table:style-name="Tabelle1.A1" office:value-type="string">
            <text:p text:style-name="P8"><text:span text:style-name="T19">ADI</text:span>: <text:span text:style-name="T19">Addiere Konstante zu Akkumulator</text:span></text:p>
            <text:p text:style-name="P32">«Adressierer: <text:span text:style-name="T29">Schreibe</text:span>»</text:p>
            <text:p text:style-name="P26">«Speicherwerk: Schreibe»</text:p>
            <text:p text:style-name="P26">«Rechenwerk: <text:span text:style-name="T19">Addiere</text:span>»</text:p>
          </table:table-cell>
        </table:table-row>
        <table:table-row table:style-name="Tabelle1.1">
          <table:table-cell table:style-name="Tabelle1.A1" office:value-type="string">
            <text:p text:style-name="P4">9</text:p>
          </table:table-cell>
          <table:table-cell table:style-name="Tabelle1.A1" office:value-type="string">
            <text:p text:style-name="P9"><text:span text:style-name="T19">ADS</text:span>: <text:span text:style-name="T19">Addiere Speicherstelle zu Akkumulator</text:span></text:p>
            <text:p text:style-name="P32">«Adressierer: <text:span text:style-name="T29">Schreibe</text:span>»</text:p>
            <text:p text:style-name="P26">«Speicherwerk: Schreibe»</text:p>
            <text:p text:style-name="P38"><text:span text:style-name="T6">«Adressierer: </text:span><text:span text:style-name="T12">Kopiere</text:span><text:span text:style-name="T6">»</text:span></text:p>
            <text:p text:style-name="P26">«Speicherwerk: Schreibe»</text:p>
            <text:p text:style-name="P26">«Rechenwerk: <text:span text:style-name="T19">Addiere</text:span>»</text:p>
          </table:table-cell>
        </table:table-row>
      </table:table>
      <text:p text:style-name="Standard"/>
      <text:p text:style-name="P40"><text:soft-page-break/><text:line-break/>Mikrocode 2/2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Wert</text:p>
          </table:table-cell>
          <table:table-cell table:style-name="Tabelle2.A1" office:value-type="string">
            <text:p text:style-name="P1">Befehl</text:p>
          </table:table-cell>
        </table:table-row>
        <table:table-row table:style-name="Tabelle2.1">
          <table:table-cell table:style-name="Tabelle2.A2" office:value-type="string">
            <text:p text:style-name="P4">10</text:p>
          </table:table-cell>
          <table:table-cell table:style-name="Tabelle2.A2" office:value-type="string">
            <text:p text:style-name="P10"><text:span text:style-name="T25">SBI</text:span>: <text:span text:style-name="T25">Subtrahiere Konstante von Akkumulator</text:span></text:p>
            <text:p text:style-name="P32">«Adressierer: <text:span text:style-name="T29">Schreibe</text:span>»</text:p>
            <text:p text:style-name="P28">«Speicherwerk: Schreibe»</text:p>
            <text:p text:style-name="P22">«Rechenwerk: <text:span text:style-name="T25">Subtrahiere</text:span>»</text:p>
          </table:table-cell>
        </table:table-row>
        <table:table-row table:style-name="Tabelle2.1">
          <table:table-cell table:style-name="Tabelle2.A2" office:value-type="string">
            <text:p text:style-name="P4">11</text:p>
          </table:table-cell>
          <table:table-cell table:style-name="Tabelle2.A2" office:value-type="string">
            <text:p text:style-name="P10"><text:span text:style-name="T25">SBS</text:span>: <text:span text:style-name="T25">Subtrahiere Speicherstelle von Akkumulator</text:span></text:p>
            <text:p text:style-name="P32">«Adressierer: <text:span text:style-name="T29">Schreibe</text:span>»</text:p>
            <text:p text:style-name="P28">«Speicherwerk: Schreibe»</text:p>
            <text:p text:style-name="P34">«Adressierer: <text:span text:style-name="T30">Kopiere</text:span>»</text:p>
            <text:p text:style-name="P28">«Speicherwerk: Schreibe»</text:p>
            <text:p text:style-name="P21">«Rechenwerk: <text:span text:style-name="T19">Addiere</text:span>»</text:p>
          </table:table-cell>
        </table:table-row>
        <table:table-row table:style-name="Tabelle2.1">
          <table:table-cell table:style-name="Tabelle2.A2" office:value-type="string">
            <text:p text:style-name="P4">12</text:p>
          </table:table-cell>
          <table:table-cell table:style-name="Tabelle2.A2" office:value-type="string">
            <text:p text:style-name="P8">ST<text:span text:style-name="T18">O</text:span>: Speichere <text:span text:style-name="T18">Akkumulator in Speicherstelle</text:span></text:p>
            <text:p text:style-name="P31">«Adressierer: <text:span text:style-name="T29">Schreibe</text:span>»</text:p>
            <text:p text:style-name="P24">«Speicherwerk: Schreibe»</text:p>
            <text:p text:style-name="P23">«Adressierer: <text:span text:style-name="T30">Kopiere</text:span>»</text:p>
            <text:p text:style-name="P23">«Rechenwerk: Schreibe»</text:p>
            <text:p text:style-name="P23">«Speicherwerk: Lese»</text:p>
          </table:table-cell>
        </table:table-row>
        <table:table-row table:style-name="Tabelle2.1">
          <table:table-cell table:style-name="Tabelle2.A1" office:value-type="string">
            <text:p text:style-name="P4">13</text:p>
          </table:table-cell>
          <table:table-cell table:style-name="Tabelle2.A1" office:value-type="string">
            <text:p text:style-name="P8">JMP: Springe</text:p>
            <text:p text:style-name="P32">«Adressierer: <text:span text:style-name="T29">Schreibe</text:span>»</text:p>
            <text:p text:style-name="P27">«Speicherwerk: Schreibe»</text:p>
            <text:p text:style-name="P23">«Adressierer: Lade»</text:p>
          </table:table-cell>
        </table:table-row>
        <table:table-row table:style-name="Tabelle2.6">
          <table:table-cell table:style-name="Tabelle2.A1" office:value-type="string">
            <text:p text:style-name="P6">14</text:p>
          </table:table-cell>
          <table:table-cell table:style-name="Tabelle2.A1" office:value-type="string">
            <text:p text:style-name="P8">JE<text:span text:style-name="T28">Q</text:span>: Springe falls <text:span text:style-name="T27">gleich</text:span></text:p>
            <text:p text:style-name="P16">«Adressierer: <text:span text:style-name="T29">Schreibe</text:span>»</text:p>
            <text:p text:style-name="P18"><text:span text:style-name="T10">Sag die folgenden Anweisungen nur, falls eine Spielfigur auf dem </text:span><text:span text:style-name="T11">Null</text:span><text:span text:style-name="T10">-Flag steht:</text:span></text:p>
            <text:p text:style-name="P29">«Speicherwerk: Schreibe»</text:p>
            <text:p text:style-name="P35"><text:span text:style-name="T6">«Adressierer: </text:span><text:span text:style-name="T9">Lese</text:span><text:span text:style-name="T6">»</text:span></text:p>
          </table:table-cell>
        </table:table-row>
        <table:table-row table:style-name="Tabelle2.7">
          <table:table-cell table:style-name="Tabelle2.A1" office:value-type="string">
            <text:p text:style-name="P6"><text:span text:style-name="T23">1</text:span><text:span text:style-name="T22">5</text:span></text:p>
          </table:table-cell>
          <table:table-cell table:style-name="Tabelle2.A1" office:value-type="string">
            <text:p text:style-name="P11">J<text:span text:style-name="T27">LS</text:span>: Springe falls <text:span text:style-name="T26">kleiner</text:span></text:p>
            <text:p text:style-name="P16">«Adressierer: <text:span text:style-name="T29">Schreibe</text:span>»</text:p>
            <text:p text:style-name="P18"><text:span text:style-name="T10">Sag die folgenden Anweisungen nur, falls eine Spielfigur auf dem </text:span><text:span text:style-name="T11">Negativ</text:span><text:span text:style-name="T10">-Flag steht:</text:span></text:p>
            <text:p text:style-name="P30">«Speicherwerk: Schreibe»</text:p>
            <text:p text:style-name="P39"><text:span text:style-name="T6">«Adressierer: </text:span><text:span text:style-name="T9">Lese</text:span><text:span text:style-name="T6">»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Noto Sans" fo:font-family="'Noto Sans'" style:font-style-name="Standard" style:font-family-generic="swiss" style:font-pitch="variable" fo:font-size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Fett" style:font-family-generic="swiss" style:font-pitch="variable" fo:font-size="20pt" fo:font-weight="bold" style:font-size-asian="17.5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1" fo:font-family="'Noto Sans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2" fo:font-family="'Noto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style:contextual-spacing="false"/>
      <style:text-properties style:font-name="Noto Sans1" fo:font-family="'Noto Sans'" style:font-style-name="Fett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7%" fo:text-align="start" style:justify-single-word="false" fo:hyphenation-ladder-count="no-limit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rlito" fo:font-family="Carlito" style:font-style-name="Standard" style:font-family-generic="swiss" style:font-pitch="variable" fo:font-size="11pt" fo:letter-spacing="normal" fo:language="de" fo:country="CH" fo:font-style="normal" style:text-underline-style="none" fo:font-weight="normal" style:letter-kerning="false" fo:background-color="transparent" style:font-name-asian="Carlito1" style:font-family-asian="Carlito" style:font-family-generic-asian="system" style:font-pitch-asian="variable" style:font-size-asian="11pt" style:language-asian="de" style:country-asian="CH" style:font-style-asian="normal" style:font-weight-asian="normal" style:font-name-complex="Carlito1" style:font-family-complex="Carlito" style:font-family-generic-complex="system" style:font-pitch-complex="variable" style:font-size-complex="11pt" style:language-complex="de" style:country-complex="CH" style:text-scale="100%" text:display="tru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margin-left="6.6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fe6db"/>
    </style:style>
    <style:style style:name="MT2" style:family="text">
      <style:text-properties style:font-name="Noto Sans" fo:font-size="10pt" officeooo:rsid="005d20e9"/>
    </style:style>
    <style:style style:name="MT3" style:family="text">
      <style:text-properties officeooo:rsid="005a275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1" text:anchor-type="as-char" svg:y="-0.342cm" svg:width="2.117cm" svg:height="0.397cm" draw:z-index="1"><draw:image xlink:href="Pictures/10002D8B000008450000018D74CEF80AF9C497CE.svg" xlink:type="simple" xlink:show="embed" xlink:actuate="onLoad" draw:mime-type="image/svg+xml"/><draw:image xlink:href="Pictures/100002010000004D0000000E2C46D6311DECEEAC.png" xlink:type="simple" xlink:show="embed" xlink:actuate="onLoad" draw:mime-type="image/png"/></draw:frame><text:s/><text:span text:style-name="MT1">Stefan Rothe<text:tab/></text:span><text:span text:style-name="MT2">19</text:span><text:span text:style-name="MT1">.0</text:span><text:span text:style-name="MT3">6</text:span><text:span text:style-name="MT1">.2020<text:tab/>https://rothe.io/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12T23:01:41.595596738</meta:creation-date>
    <dc:title>Standard Stefan</dc:title>
    <meta:editing-cycles>78</meta:editing-cycles>
    <meta:editing-duration>PT8H53M45S</meta:editing-duration>
    <meta:generator>LibreOffice/7.0.1.2$MacOSX_X86_64 LibreOffice_project/7cbcfc562f6eb6708b5ff7d7397325de9e764452</meta:generator>
    <dc:date>2020-10-08T17:27:33.860567007</dc:date>
    <meta:document-statistic meta:table-count="2" meta:image-count="1" meta:object-count="0" meta:page-count="2" meta:paragraph-count="77" meta:word-count="198" meta:character-count="1688" meta:non-whitespace-character-count="1565"/>
    <meta:template xlink:type="simple" xlink:actuate="onRequest" xlink:title="Standard Stefan" xlink:href="../../../../../../../.config/libreoffice/4/user/template/Vorlagen/Standard%20Stefan.ott" meta:date="2019-10-12T23:01:40.563444036"/>
  </office:meta>
</office:document-meta>
</file>